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1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5386073230458" calcext:value-type="float">
            <text:p>0.015386073230458</text:p>
          </table:table-cell>
          <table:table-cell table:style-name="ce1" table:formula="of:=AVERAGE([.C3:.C32])" office:value-type="float" office:value="0.953526941935221" calcext:value-type="float">
            <text:p>0.953526941935221</text:p>
          </table:table-cell>
          <table:table-cell table:style-name="ce1" table:formula="of:=AVERAGE([.D3:.D32])" office:value-type="float" office:value="0.157938669200069" calcext:value-type="float">
            <text:p>0.157938669200069</text:p>
          </table:table-cell>
          <table:table-cell table:style-name="ce1" table:formula="of:=AVERAGE([.E3:.E32])" office:value-type="float" office:value="0.0173671195434417" calcext:value-type="float">
            <text:p>0.0173671195434417</text:p>
          </table:table-cell>
          <table:table-cell table:style-name="ce1" table:formula="of:=AVERAGE([.F3:.F32])" office:value-type="float" office:value="0.0290370567515144" calcext:value-type="float">
            <text:p>0.0290370567515144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5044106889281" calcext:value-type="float">
            <text:p>0.025044106889281</text:p>
          </table:table-cell>
          <table:table-cell office:value-type="float" office:value="0.913570404052734" calcext:value-type="float">
            <text:p>0.913570404052734</text:p>
          </table:table-cell>
          <table:table-cell office:value-type="float" office:value="0.224971008890607" calcext:value-type="float">
            <text:p>0.224971008890607</text:p>
          </table:table-cell>
          <table:table-cell office:value-type="float" office:value="0.0274088725628709" calcext:value-type="float">
            <text:p>0.0274088725628709</text:p>
          </table:table-cell>
          <table:table-cell office:value-type="float" office:value="0.0488644473363839" calcext:value-type="float">
            <text:p>0.0488644473363839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589869467595235" calcext:value-type="float">
            <text:p>0.00589869467595235</text:p>
          </table:table-cell>
          <table:table-cell office:value-type="float" office:value="0.900352478027344" calcext:value-type="float">
            <text:p>0.900352478027344</text:p>
          </table:table-cell>
          <table:table-cell office:value-type="float" office:value="0.267241379310345" calcext:value-type="float">
            <text:p>0.267241379310345</text:p>
          </table:table-cell>
          <table:table-cell office:value-type="float" office:value="0.00599566764660374" calcext:value-type="float">
            <text:p>0.00599566764660374</text:p>
          </table:table-cell>
          <table:table-cell office:value-type="float" office:value="0.0117282082324455" calcext:value-type="float">
            <text:p>0.011728208232445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151214599609" calcext:value-type="float">
            <text:p>0.94015121459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24159608836113" calcext:value-type="float">
            <text:p>0.124159608836113</text:p>
          </table:table-cell>
          <table:table-cell office:value-type="float" office:value="0.961734771728516" calcext:value-type="float">
            <text:p>0.961734771728516</text:p>
          </table:table-cell>
          <table:table-cell office:value-type="float" office:value="0.375296912114014" calcext:value-type="float">
            <text:p>0.375296912114014</text:p>
          </table:table-cell>
          <table:table-cell office:value-type="float" office:value="0.156504512436716" calcext:value-type="float">
            <text:p>0.156504512436716</text:p>
          </table:table-cell>
          <table:table-cell office:value-type="float" office:value="0.220893203883495" calcext:value-type="float">
            <text:p>0.220893203883495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707968143434586" calcext:value-type="float">
            <text:p>0.0707968143434586</text:p>
          </table:table-cell>
          <table:table-cell office:value-type="float" office:value="0.911430358886719" calcext:value-type="float">
            <text:p>0.911430358886719</text:p>
          </table:table-cell>
          <table:table-cell office:value-type="float" office:value="0.58" calcext:value-type="float">
            <text:p>0.58</text:p>
          </table:table-cell>
          <table:table-cell office:value-type="float" office:value="0.0746224584493377" calcext:value-type="float">
            <text:p>0.0746224584493377</text:p>
          </table:table-cell>
          <table:table-cell office:value-type="float" office:value="0.132232022723875" calcext:value-type="float">
            <text:p>0.13223202272387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58213165038959" calcext:value-type="float">
            <text:p>0.0358213165038959</text:p>
          </table:table-cell>
          <table:table-cell office:value-type="float" office:value="0.895679473876953" calcext:value-type="float">
            <text:p>0.895679473876953</text:p>
          </table:table-cell>
          <table:table-cell office:value-type="float" office:value="0.291618828932262" calcext:value-type="float">
            <text:p>0.291618828932262</text:p>
          </table:table-cell>
          <table:table-cell office:value-type="float" office:value="0.0392353736242518" calcext:value-type="float">
            <text:p>0.0392353736242518</text:p>
          </table:table-cell>
          <table:table-cell office:value-type="float" office:value="0.0691650498655502" calcext:value-type="float">
            <text:p>0.0691650498655502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86131557972713" calcext:value-type="float">
            <text:p>0.0186131557972713</text:p>
          </table:table-cell>
          <table:table-cell office:value-type="float" office:value="0.920150756835938" calcext:value-type="float">
            <text:p>0.920150756835938</text:p>
          </table:table-cell>
          <table:table-cell office:value-type="float" office:value="0.352888888888889" calcext:value-type="float">
            <text:p>0.352888888888889</text:p>
          </table:table-cell>
          <table:table-cell office:value-type="float" office:value="0.0192709091791661" calcext:value-type="float">
            <text:p>0.0192709091791661</text:p>
          </table:table-cell>
          <table:table-cell office:value-type="float" office:value="0.0365460738285925" calcext:value-type="float">
            <text:p>0.0365460738285925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941428189355443" calcext:value-type="float">
            <text:p>0.00941428189355443</text:p>
          </table:table-cell>
          <table:table-cell office:value-type="float" office:value="0.929355621337891" calcext:value-type="float">
            <text:p>0.92935562133789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00973505171746225" calcext:value-type="float">
            <text:p>0.00973505171746225</text:p>
          </table:table-cell>
          <table:table-cell office:value-type="float" office:value="0.0186529595675905" calcext:value-type="float">
            <text:p>0.0186529595675905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199891950297137" calcext:value-type="float">
            <text:p>0.00199891950297137</text:p>
          </table:table-cell>
          <table:table-cell office:value-type="float" office:value="0.929531097412109" calcext:value-type="float">
            <text:p>0.929531097412109</text:p>
          </table:table-cell>
          <table:table-cell office:value-type="float" office:value="0.330357142857143" calcext:value-type="float">
            <text:p>0.330357142857143</text:p>
          </table:table-cell>
          <table:table-cell office:value-type="float" office:value="0.00200705180363439" calcext:value-type="float">
            <text:p>0.00200705180363439</text:p>
          </table:table-cell>
          <table:table-cell office:value-type="float" office:value="0.00398986358979889" calcext:value-type="float">
            <text:p>0.00398986358979889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43525571273123" calcext:value-type="float">
            <text:p>0.0043525571273123</text:p>
          </table:table-cell>
          <table:table-cell office:value-type="float" office:value="0.979057312011719" calcext:value-type="float">
            <text:p>0.979057312011719</text:p>
          </table:table-cell>
          <table:table-cell office:value-type="float" office:value="0.0169252468265162" calcext:value-type="float">
            <text:p>0.0169252468265162</text:p>
          </table:table-cell>
          <table:table-cell office:value-type="float" office:value="0.0058252427184466" calcext:value-type="float">
            <text:p>0.0058252427184466</text:p>
          </table:table-cell>
          <table:table-cell office:value-type="float" office:value="0.00866738894907909" calcext:value-type="float">
            <text:p>0.00866738894907909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593511386749358" calcext:value-type="float">
            <text:p>0.00593511386749358</text:p>
          </table:table-cell>
          <table:table-cell office:value-type="float" office:value="0.886272430419922" calcext:value-type="float">
            <text:p>0.886272430419922</text:p>
          </table:table-cell>
          <table:table-cell office:value-type="float" office:value="0.190782422293676" calcext:value-type="float">
            <text:p>0.190782422293676</text:p>
          </table:table-cell>
          <table:table-cell office:value-type="float" office:value="0.00608838418388288" calcext:value-type="float">
            <text:p>0.00608838418388288</text:p>
          </table:table-cell>
          <table:table-cell office:value-type="float" office:value="0.0118001922503232" calcext:value-type="float">
            <text:p>0.0118001922503232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108571428571429" calcext:value-type="float">
            <text:p>0.0108571428571429</text:p>
          </table:table-cell>
          <table:table-cell office:value-type="float" office:value="0.986793518066406" calcext:value-type="float">
            <text:p>0.986793518066406</text:p>
          </table:table-cell>
          <table:table-cell office:value-type="float" office:value="0.236024844720497" calcext:value-type="float">
            <text:p>0.236024844720497</text:p>
          </table:table-cell>
          <table:table-cell office:value-type="float" office:value="0.0112525910571513" calcext:value-type="float">
            <text:p>0.0112525910571513</text:p>
          </table:table-cell>
          <table:table-cell office:value-type="float" office:value="0.0214810627473149" calcext:value-type="float">
            <text:p>0.0214810627473149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9774475097656" calcext:value-type="float">
            <text:p>0.979774475097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608761821937167" calcext:value-type="float">
            <text:p>0.00608761821937167</text:p>
          </table:table-cell>
          <table:table-cell office:value-type="float" office:value="0.930244445800781" calcext:value-type="float">
            <text:p>0.930244445800781</text:p>
          </table:table-cell>
          <table:table-cell office:value-type="float" office:value="0.185737976782753" calcext:value-type="float">
            <text:p>0.185737976782753</text:p>
          </table:table-cell>
          <table:table-cell office:value-type="float" office:value="0.0062545373317697" calcext:value-type="float">
            <text:p>0.0062545373317697</text:p>
          </table:table-cell>
          <table:table-cell office:value-type="float" office:value="0.0121015667206915" calcext:value-type="float">
            <text:p>0.0121015667206915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56774916013438" calcext:value-type="float">
            <text:p>0.00156774916013438</text:p>
          </table:table-cell>
          <table:table-cell office:value-type="float" office:value="0.948982238769531" calcext:value-type="float">
            <text:p>0.948982238769531</text:p>
          </table:table-cell>
          <table:table-cell office:value-type="float" office:value="0.156716417910448" calcext:value-type="float">
            <text:p>0.156716417910448</text:p>
          </table:table-cell>
          <table:table-cell office:value-type="float" office:value="0.00158108718566481" calcext:value-type="float">
            <text:p>0.00158108718566481</text:p>
          </table:table-cell>
          <table:table-cell office:value-type="float" office:value="0.00313059033989267" calcext:value-type="float">
            <text:p>0.00313059033989267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0720164609053498" calcext:value-type="float">
            <text:p>0.000720164609053498</text:p>
          </table:table-cell>
          <table:table-cell office:value-type="float" office:value="0.962947845458984" calcext:value-type="float">
            <text:p>0.9629478454589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84063888555302" calcext:value-type="float">
            <text:p>0.00084063888555302</text:p>
          </table:table-cell>
          <table:table-cell office:value-type="float" office:value="0.00143929269044927" calcext:value-type="float">
            <text:p>0.00143929269044927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88529864316688" calcext:value-type="float">
            <text:p>0.0488529864316688</text:p>
          </table:table-cell>
          <table:table-cell office:value-type="float" office:value="0.896244049072266" calcext:value-type="float">
            <text:p>0.896244049072266</text:p>
          </table:table-cell>
          <table:table-cell office:value-type="float" office:value="0.313721086907703" calcext:value-type="float">
            <text:p>0.313721086907703</text:p>
          </table:table-cell>
          <table:table-cell office:value-type="float" office:value="0.054698512137823" calcext:value-type="float">
            <text:p>0.054698512137823</text:p>
          </table:table-cell>
          <table:table-cell office:value-type="float" office:value="0.0931550695162205" calcext:value-type="float">
            <text:p>0.0931550695162205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102926986169186" calcext:value-type="float">
            <text:p>0.00102926986169186</text:p>
          </table:table-cell>
          <table:table-cell office:value-type="float" office:value="0.940761566162109" calcext:value-type="float">
            <text:p>0.940761566162109</text:p>
          </table:table-cell>
          <table:table-cell office:value-type="float" office:value="0.115107913669065" calcext:value-type="float">
            <text:p>0.115107913669065</text:p>
          </table:table-cell>
          <table:table-cell office:value-type="float" office:value="0.00103747892620931" calcext:value-type="float">
            <text:p>0.00103747892620931</text:p>
          </table:table-cell>
          <table:table-cell office:value-type="float" office:value="0.00205642310905469" calcext:value-type="float">
            <text:p>0.00205642310905469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76174496644295" calcext:value-type="float">
            <text:p>0.0176174496644295</text:p>
          </table:table-cell>
          <table:table-cell office:value-type="float" office:value="0.964263916015625" calcext:value-type="float">
            <text:p>0.964263916015625</text:p>
          </table:table-cell>
          <table:table-cell office:value-type="float" office:value="0.0988235294117647" calcext:value-type="float">
            <text:p>0.0988235294117647</text:p>
          </table:table-cell>
          <table:table-cell office:value-type="float" office:value="0.0209895052473763" calcext:value-type="float">
            <text:p>0.0209895052473763</text:p>
          </table:table-cell>
          <table:table-cell office:value-type="float" office:value="0.0346248969497115" calcext:value-type="float">
            <text:p>0.034624896949711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0760745530620008" calcext:value-type="float">
            <text:p>0.000760745530620008</text:p>
          </table:table-cell>
          <table:table-cell office:value-type="float" office:value="0.989978790283203" calcext:value-type="float">
            <text:p>0.989978790283203</text:p>
          </table:table-cell>
          <table:table-cell office:value-type="float" office:value="0.00917431192660551" calcext:value-type="float">
            <text:p>0.00917431192660551</text:p>
          </table:table-cell>
          <table:table-cell office:value-type="float" office:value="0.000828843762950684" calcext:value-type="float">
            <text:p>0.000828843762950684</text:p>
          </table:table-cell>
          <table:table-cell office:value-type="float" office:value="0.00152033447358419" calcext:value-type="float">
            <text:p>0.00152033447358419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391304347826087" calcext:value-type="float">
            <text:p>0.0391304347826087</text:p>
          </table:table-cell>
          <table:table-cell office:value-type="float" office:value="0.990726470947266" calcext:value-type="float">
            <text:p>0.990726470947266</text:p>
          </table:table-cell>
          <table:table-cell office:value-type="float" office:value="0.49009900990099" calcext:value-type="float">
            <text:p>0.49009900990099</text:p>
          </table:table-cell>
          <table:table-cell office:value-type="float" office:value="0.0407911001236094" calcext:value-type="float">
            <text:p>0.0407911001236094</text:p>
          </table:table-cell>
          <table:table-cell office:value-type="float" office:value="0.0753138075313808" calcext:value-type="float">
            <text:p>0.0753138075313808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29240663597164" calcext:value-type="float">
            <text:p>0.0329240663597164</text:p>
          </table:table-cell>
          <table:table-cell office:value-type="float" office:value="0.899044036865234" calcext:value-type="float">
            <text:p>0.899044036865234</text:p>
          </table:table-cell>
          <table:table-cell office:value-type="float" office:value="0.275450932436564" calcext:value-type="float">
            <text:p>0.275450932436564</text:p>
          </table:table-cell>
          <table:table-cell office:value-type="float" office:value="0.0360457673227716" calcext:value-type="float">
            <text:p>0.0360457673227716</text:p>
          </table:table-cell>
          <table:table-cell office:value-type="float" office:value="0.0637492482399972" calcext:value-type="float">
            <text:p>0.0637492482399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5:41.596461660</dc:date>
    <meta:editing-duration>PT8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